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dentialsStore.addCredentials( String realm , String host , String userName , String passw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edentialsStore.getCredentials( String realm ,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Store.Credentials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